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5.715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2.928cm"/>
    </style:style>
    <style:style style:name="Tabla1.D" style:family="table-column">
      <style:table-column-properties style:column-width="1.923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3" style:family="paragraph" style:parent-style-name="Standard"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4" style:family="paragraph" style:parent-style-name="Standard">
      <style:text-properties style:font-name="Arial1" fo:font-size="10pt" officeooo:paragraph-rsid="00b9de8d" style:font-size-asian="10pt" style:language-asian="es" style:country-asian="ES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b9de8d" fo:background-color="#ff3333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fo:language="es" fo:country="AR" officeooo:paragraph-rsid="00b9de8d" style:font-name-complex="Arial1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fo:language="es" fo:country="AR" officeooo:paragraph-rsid="00b9de8d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f30e1" style:font-name-complex="Arial2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9de8d" style:font-name-complex="Arial1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language="es" fo:country="AR" style:text-underline-style="solid" style:text-underline-width="auto" style:text-underline-color="font-color" fo:font-weight="bold" officeooo:paragraph-rsid="00b9de8d" style:font-weight-asian="bold" style:font-name-complex="Arial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es" fo:country="AR" fo:font-weight="bold" officeooo:paragraph-rsid="00b9de8d" style:font-weight-asian="bold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paragraph-rsid="00b9de8d"/>
    </style:style>
    <style:style style:name="P15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b9de8d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32701" style:font-size-asian="12pt" style:font-size-complex="12pt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fo:language="es" fo:country="ES" style:text-underline-style="solid" style:text-underline-width="auto" style:text-underline-color="font-color" fo:font-weight="normal" officeooo:rsid="001f30e1" officeooo:paragraph-rsid="00c4ffc5" style:font-size-asian="12pt" style:language-asian="es" style:country-asian="ES" style:font-weight-asian="normal" style:font-name-complex="Lucida Sans" style:font-size-complex="12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2pt" fo:letter-spacing="-0.012cm" fo:language="es" fo:country="AR" fo:font-weight="normal" officeooo:rsid="001f30e1" officeooo:paragraph-rsid="00c4ffc5" style:font-size-asian="12pt" style:font-weight-asian="normal" style:font-name-complex="Lucida Sans" style:font-size-complex="12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22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officeooo:paragraph-rsid="00b9de8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0pt" fo:letter-spacing="-0.012cm" fo:language="es" fo:country="AR" fo:font-weight="bold" officeooo:rsid="001f30e1" officeooo:paragraph-rsid="00c4ffc5" style:font-size-asian="10pt" style:font-weight-asian="bold" style:font-name-complex="Lucida Sans" style:font-size-complex="10pt" style:font-weight-complex="bold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1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fo:language="es" fo:country="AR" fo:font-weight="bold" style:font-weight-asian="bold" style:font-name-complex="Arial1"/>
    </style:style>
    <style:style style:name="T6" style:family="text">
      <style:text-properties fo:language="es" fo:country="AR" fo:font-style="italic" fo:font-weight="bold" style:font-style-asian="italic" style:font-weight-asian="bold" style:font-name-complex="Arial1"/>
    </style:style>
    <style:style style:name="T7" style:family="text">
      <style:text-properties fo:language="es" fo:country="AR" style:font-name-complex="Times New Roman"/>
    </style:style>
    <style:style style:name="T8" style:family="text">
      <style:text-properties fo:language="es" fo:country="AR" style:font-name-complex="Arial2"/>
    </style:style>
    <style:style style:name="T9" style:family="text">
      <style:text-properties style:text-underline-style="solid" style:text-underline-width="auto" style:text-underline-color="font-color" officeooo:rsid="0086b826"/>
    </style:style>
    <style:style style:name="T10" style:family="text">
      <style:text-properties style:font-name="Times New Roman"/>
    </style:style>
    <style:style style:name="T11" style:family="text">
      <style:text-properties officeooo:rsid="0086b826"/>
    </style:style>
    <style:style style:name="T1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9"/>
      <text:p text:style-name="P14"><text:span text:style-name="T4">Visto</text:span><text:span text:style-name="T5">:</text:span></text:p>
      <text:p text:style-name="P14"><text:span text:style-name="T3"><text:tab/>Los pedidos de </text:span><text:span text:style-name="T6">colaboración Institucional</text:span><text:span text:style-name="T3"> efectuados por diversas personas e instituciones según Expedientes adjuntos,</text:span></text:p>
      <text:p text:style-name="P12"/>
      <text:p text:style-name="P12"/>
      <text:p text:style-name="P14"><text:span text:style-name="T4">Y <text:s/>considerando</text:span><text:span text:style-name="T5">:</text:span></text:p>
      <text:p text:style-name="P14"><text:span text:style-name="T3"><text:tab/> <text:tab/> <text:s text:c="7"/>Que en reunión de labor parlamentaria se ha decidido dar curso favorable a las </text:span><text:span text:style-name="T6">solicitudes de colaboración Institucional</text:span><text:span text:style-name="T3"> <text:s/></text:span></text:p>
      <text:p text:style-name="P22"><text:span text:style-name="T7"><text:s text:c="19"/></text:span><text:span text:style-name="T3">El Concejo Municipal de Rosario</text:span></text:p>
      <text:p text:style-name="P13"/>
      <text:p text:style-name="P13">RESUELVE</text:p>
      <text:p text:style-name="P15"><text:span text:style-name="T3">1º</text:span><text:span text:style-name="T5"> -</text:span><text:span text:style-name="T3"> Autorizar la entrega de colaboración Institucional <text:s/>de acuerdo a la reglamentación vigente a:</text:span></text:p>
      <text:p text:style-name="P19"><text:span text:style-name="T9">Cantidad</text:span><text:span text:style-name="T11">: </text:span><text:placeholder text:placeholder-type="text">&lt;count(o.subsidy_resolution_line_ids)&gt;</text:placeholder>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<text:placeholder text:placeholder-type="text">&lt;for each="line in o.subsidy_resolution_line_ids"&gt;</text:placeholder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D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0"><text:placeholder text:placeholder-type="text">&lt;line.expedient_id.number&gt;</text:placeholder></text:p>
          </table:table-cell>
          <table:table-cell table:style-name="Tabla1.A2" office:value-type="string">
            <text:p text:style-name="P20"><text:placeholder text:placeholder-type="text">&lt;line.name&gt;</text:placeholder></text:p>
          </table:table-cell>
          <table:table-cell table:style-name="Tabla1.A2" office:value-type="string">
            <text:p text:style-name="P20"><text:placeholder text:placeholder-type="text">&lt;line.dni&gt;</text:placeholder></text:p>
          </table:table-cell>
          <table:table-cell table:style-name="Tabla1.D2" office:value-type="string">
            <text:p text:style-name="P20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18"><text:placeholder text:placeholder-type="text">&lt;/for&gt;</text:placeholder>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"/>
          </table:table-cell>
        </table:table-row>
      </table:table>
      <text:p text:style-name="P7"/>
      <text:p text:style-name="P10"/>
      <text:p text:style-name="P10">6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1"/>
      <text:p text:style-name="P8"><text:span text:style-name="T10">7º - Comuníquese <text:s text:c="3"/></text:span><text:s text:c="71"/></text:p>
      <text:p text:style-name="P16"><text:span text:style-name="T3">Rosario, </text:span><text:span text:style-name="T1"><text:placeholder text:placeholder-type="text">&lt;formatLang(o.date, date=True)&gt;</text:placeholder></text:span><text:span text:style-name="T2">.</text:span><text:span text:style-name="T8">-</text:span></text:p>
      <text:p text:style-name="P6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3T09:40:57.121785567</dc:date>
    <meta:editing-duration>P2DT11H27M12S</meta:editing-duration>
    <meta:editing-cycles>159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113" meta:character-count="994" meta:non-whitespace-character-count="78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